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38E60E16E88CC186A3.png" manifest:media-type="image/png"/>
  <manifest:file-entry manifest:full-path="Pictures/10000201000007800000043816D8F24CBAA8DD9F.png" manifest:media-type="image/png"/>
  <manifest:file-entry manifest:full-path="Pictures/1000020100000780000004388D845D67F158367E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Open Sans ExtraBold" svg:font-family="'Open Sans ExtraBold'"/>
    <style:font-face style:name="Open Sans Light" svg:font-family="'Open Sans Light'"/>
    <style:font-face style:name="Open Sans SemiBold" svg:font-family="'Open Sans SemiBold'"/>
    <style:font-face style:name="Overpass" svg:font-family="Overpass"/>
    <style:font-face style:name="Overpass ExtraLight" svg:font-family="'Overpass ExtraLight'"/>
    <style:font-face style:name="Overpass Light" svg:font-family="'Overpass Light'"/>
    <style:font-face style:name="Overpass SemiBold" svg:font-family="'Overpass SemiBold'"/>
    <style:font-face style:name="Roboto Mono Light" svg:font-family="'Roboto Mon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solid" draw:fill-color="#ceeef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09bac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e6913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53cm" svg:stroke-color="#000000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595959" draw:stroke-linejoin="round" draw:fill="solid" draw:fill-color="#6aa84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5" style:family="presentation" style:parent-style-name="SECTION_5f_TITLE_5f_AND_5f_DESCRIPTION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6" style:family="presentation" style:parent-style-name="SECTION_5f_TITLE_5f_AND_5f_DESCRIPTION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</style:style>
    <style:style style:name="pr9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CUSTOM_5f_3-title">
      <style:graphic-properties draw:stroke="none" svg:stroke-width="0cm" draw:fill="none" draw:textarea-vertical-align="top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11" style:family="presentation" style:parent-style-name="CUSTOM_5f_3-outline1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</style:style>
    <style:style style:name="pr12" style:family="presentation" style:parent-style-name="CUSTOM_5f_3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14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.353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9" style:family="paragraph">
      <style:paragraph-properties fo:margin-left="0cm" fo:margin-right="0cm" fo:margin-top="0.053cm" fo:margin-bottom="0cm" fo:line-height="115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2" style:family="paragraph">
      <style:paragraph-properties fo:margin-left="0cm" fo:margin-right="0cm" fo:margin-top="0.0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053cm" fo:margin-bottom="0.0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1.27cm" fo:margin-right="0cm" fo:margin-top="0.0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ceeef2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loext:graphic-properties draw:fill="solid" draw:fill-color="#09bac8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e69138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6aa84f"/>
      <style:paragraph-properties fo:text-align="start" style:font-independent-line-spacing="true"/>
      <style:text-properties fo:font-size="14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25" style:family="paragraph">
      <style:paragraph-properties fo:margin-left="0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 ExtraBold" fo:font-size="30pt" fo:letter-spacing="normal" fo:font-style="normal" style:text-underline-style="none" fo:font-weight="normal" style:font-name-asian="Open Sans ExtraBold" style:font-size-asian="30pt" style:font-style-asian="normal" style:font-weight-asian="normal" style:font-name-complex="Open Sans ExtraBold" style:font-size-complex="30pt" style:font-style-complex="normal" style:font-weight-complex="normal"/>
    </style:style>
    <style:style style:name="T2" style:family="text">
      <style:text-properties fo:font-variant="normal" fo:text-transform="none" fo:color="#d9d9d9" style:text-line-through-style="none" style:text-line-through-type="none" style:text-position="0% 100%" style:font-name="Overpass" fo:font-size="28pt" fo:letter-spacing="normal" fo:font-style="normal" style:text-underline-style="none" fo:font-weight="normal" style:font-name-asian="Overpass" style:font-size-asian="28pt" style:font-style-asian="normal" style:font-weight-asian="normal" style:font-name-complex="Overpass" style:font-size-complex="2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17b838" style:text-line-through-style="none" style:text-line-through-type="none" style:text-position="0% 100%" style:font-name="Open Sans ExtraBold" fo:font-size="42pt" fo:letter-spacing="normal" fo:font-style="normal" style:text-underline-style="none" fo:font-weight="normal" style:font-name-asian="Open Sans ExtraBold" style:font-size-asian="42pt" style:font-style-asian="normal" style:font-weight-asian="normal" style:font-name-complex="Open Sans ExtraBold" style:font-size-complex="4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verpass SemiBold" fo:font-size="30pt" fo:letter-spacing="normal" fo:font-style="normal" style:text-underline-style="none" fo:font-weight="normal" style:font-name-asian="Overpass SemiBold" style:font-size-asian="30pt" style:font-style-asian="normal" style:font-weight-asian="normal" style:font-name-complex="Overpass SemiBold" style:font-size-complex="3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verpass ExtraLight" fo:font-size="18pt" fo:letter-spacing="normal" fo:font-style="normal" style:text-underline-style="none" fo:font-weight="normal" style:font-name-asian="Overpass ExtraLight" style:font-size-asian="18pt" style:font-style-asian="normal" style:font-weight-asian="normal" style:font-name-complex="Overpass ExtraLight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verpass ExtraLight" fo:font-size="30pt" fo:letter-spacing="normal" fo:font-style="normal" style:text-underline-style="none" fo:font-weight="normal" style:font-name-asian="Overpass ExtraLight" style:font-size-asian="30pt" style:font-style-asian="normal" style:font-weight-asian="normal" style:font-name-complex="Overpass ExtraLight" style:font-size-complex="3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Overpass Light" fo:font-size="18pt" fo:letter-spacing="normal" fo:font-style="normal" style:text-underline-style="none" fo:font-weight="normal" style:font-name-asian="Overpass Light" style:font-size-asian="18pt" style:font-style-asian="normal" style:font-weight-asian="normal" style:font-name-complex="Overpass Light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Overpass" fo:font-size="18pt" fo:letter-spacing="normal" fo:font-style="normal" style:text-underline-style="none" fo:font-weight="normal" style:font-name-asian="Overpass" style:font-size-asian="18pt" style:font-style-asian="normal" style:font-weight-asian="normal" style:font-name-complex="Overpass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Overpass" fo:font-size="30pt" fo:letter-spacing="normal" fo:font-style="normal" style:text-underline-style="none" fo:font-weight="normal" style:font-name-asian="Overpass" style:font-size-asian="30pt" style:font-style-asian="normal" style:font-weight-asian="normal" style:font-name-complex="Overpass" style:font-size-complex="3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Overpass ExtraLight" fo:font-size="24pt" fo:letter-spacing="normal" fo:font-style="normal" style:text-underline-style="none" fo:font-weight="normal" style:font-name-asian="Overpass ExtraLight" style:font-size-asian="24pt" style:font-style-asian="normal" style:font-weight-asian="normal" style:font-name-complex="Overpass ExtraLight" style:font-size-complex="24pt" style:font-style-complex="normal" style:font-weight-complex="normal"/>
    </style:style>
    <style:style style:name="T13" style:family="text">
      <style:text-properties fo:font-variant="normal" fo:text-transform="none" fo:color="#17b838" style:text-line-through-style="none" style:text-line-through-type="none" style:text-position="0% 100%" style:font-name="Open Sans ExtraBold" fo:font-size="48pt" fo:letter-spacing="normal" fo:font-style="normal" style:text-underline-style="none" fo:font-weight="normal" style:font-name-asian="Open Sans ExtraBold" style:font-size-asian="48pt" style:font-style-asian="normal" style:font-weight-asian="normal" style:font-name-complex="Open Sans ExtraBold" style:font-size-complex="4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Open Sans SemiBold" fo:font-size="30pt" fo:letter-spacing="normal" fo:font-style="normal" style:text-underline-style="none" fo:font-weight="normal" style:font-name-asian="Open Sans SemiBold" style:font-size-asian="30pt" style:font-style-asian="normal" style:font-weight-asian="normal" style:font-name-complex="Open Sans SemiBold" style:font-size-complex="3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Overpass Light" fo:font-size="22pt" fo:letter-spacing="normal" fo:font-style="normal" style:text-underline-style="none" fo:font-weight="normal" style:font-name-asian="Overpass Light" style:font-size-asian="22pt" style:font-style-asian="normal" style:font-weight-asian="normal" style:font-name-complex="Overpass Light" style:font-size-complex="22pt" style:font-style-complex="normal" style:font-weight-complex="normal"/>
    </style:style>
    <style:style style:name="T16" style:family="text">
      <style:text-properties fo:font-variant="normal" fo:text-transform="none" fo:color="#0097a7" style:text-line-through-style="none" style:text-line-through-type="none" style:text-position="0% 100%" style:font-name="Overpass Light" fo:font-size="22pt" fo:letter-spacing="normal" fo:font-style="normal" style:text-underline-style="solid" style:text-underline-width="auto" style:text-underline-color="font-color" fo:font-weight="normal" style:font-name-asian="Overpass Light" style:font-size-asian="22pt" style:font-style-asian="normal" style:font-weight-asian="normal" style:font-name-complex="Overpass Light" style:font-size-complex="2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Overpass Light" fo:font-size="12pt" fo:letter-spacing="normal" fo:font-style="normal" style:text-underline-style="none" fo:font-weight="normal" style:font-name-asian="Overpass Light" style:font-size-asian="12pt" style:font-style-asian="normal" style:font-weight-asian="normal" style:font-name-complex="Overpass Light" style:font-size-complex="1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Open Sans Light" fo:font-size="12pt" fo:letter-spacing="normal" fo:font-style="normal" style:text-underline-style="none" fo:font-weight="normal" style:font-name-asian="Open Sans Light" style:font-size-asian="12pt" style:font-style-asian="normal" style:font-weight-asian="normal" style:font-name-complex="Open Sans Light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Overpass Light" fo:font-size="20pt" fo:letter-spacing="normal" fo:font-style="normal" style:text-underline-style="none" fo:font-weight="normal" style:font-name-asian="Overpass Light" style:font-size-asian="20pt" style:font-style-asian="normal" style:font-weight-asian="normal" style:font-name-complex="Overpass Light" style:font-size-complex="20pt" style:font-style-complex="normal" style:font-weight-complex="normal"/>
    </style:style>
    <style:style style:name="T21" style:family="text">
      <style:text-properties fo:font-variant="normal" fo:text-transform="none" fo:color="#0097a7" style:text-line-through-style="none" style:text-line-through-type="none" style:text-position="0% 100%" style:font-name="Overpass Light" fo:font-size="18pt" fo:letter-spacing="normal" fo:font-style="normal" style:text-underline-style="solid" style:text-underline-width="auto" style:text-underline-color="font-color" fo:font-weight="normal" style:font-name-asian="Overpass Light" style:font-size-asian="18pt" style:font-style-asian="normal" style:font-weight-asian="normal" style:font-name-complex="Overpass Light" style:font-size-complex="18pt" style:font-style-complex="normal" style:font-weight-complex="normal"/>
    </style:style>
    <style:style style:name="T22" style:family="text">
      <style:text-properties fo:font-variant="normal" fo:text-transform="none" fo:color="#0097a7" style:text-line-through-style="none" style:text-line-through-type="none" style:text-position="0% 100%" style:font-name="Overpass Light" fo:font-size="20pt" fo:letter-spacing="normal" fo:font-style="normal" style:text-underline-style="solid" style:text-underline-width="auto" style:text-underline-color="font-color" fo:font-weight="normal" style:font-name-asian="Overpass Light" style:font-size-asian="20pt" style:font-style-asian="normal" style:font-weight-asian="normal" style:font-name-complex="Overpass Light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Overpass" fo:font-size="14pt" fo:letter-spacing="normal" fo:font-style="normal" style:text-underline-style="none" fo:font-weight="bold" style:font-name-asian="Overpass" style:font-size-asian="14pt" style:font-style-asian="normal" style:font-weight-asian="bold" style:font-name-complex="Overpass" style:font-size-complex="1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Overpass" fo:font-size="12pt" fo:letter-spacing="normal" fo:font-style="normal" style:text-underline-style="none" fo:font-weight="bold" style:font-name-asian="Overpass" style:font-size-asian="12pt" style:font-style-asian="normal" style:font-weight-asian="bold" style:font-name-complex="Overpass" style:font-size-complex="12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Open Sans" fo:font-size="40pt" fo:letter-spacing="normal" fo:font-style="normal" style:text-underline-style="none" fo:font-weight="bold" style:font-name-asian="Open Sans" style:font-size-asian="40pt" style:font-style-asian="normal" style:font-weight-asian="bold" style:font-name-complex="Open Sans" style:font-size-complex="40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Overpass SemiBold" fo:font-size="24pt" fo:letter-spacing="normal" fo:font-style="normal" style:text-underline-style="none" fo:font-weight="normal" style:font-name-asian="Overpass SemiBold" style:font-size-asian="24pt" style:font-style-asian="normal" style:font-weight-asian="normal" style:font-name-complex="Overpass SemiBold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Overpass Light" fo:font-size="14pt" fo:letter-spacing="normal" fo:font-style="normal" style:text-underline-style="none" fo:font-weight="normal" style:font-name-asian="Overpass Light" style:font-size-asian="14pt" style:font-style-asian="normal" style:font-weight-asian="normal" style:font-name-complex="Overpass Light" style:font-size-complex="1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Overpass ExtraLight" fo:font-size="14pt" fo:letter-spacing="normal" fo:font-style="normal" style:text-underline-style="none" fo:font-weight="normal" style:font-name-asian="Overpass ExtraLight" style:font-size-asian="14pt" style:font-style-asian="normal" style:font-weight-asian="normal" style:font-name-complex="Overpass ExtraLight" style:font-size-complex="1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Overpass" fo:font-size="14pt" fo:letter-spacing="normal" fo:font-style="normal" style:text-underline-style="none" fo:font-weight="normal" style:font-name-asian="Overpass" style:font-size-asian="14pt" style:font-style-asian="normal" style:font-weight-asian="normal" style:font-name-complex="Overpass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d9d9d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cb3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48cm" text:min-label-width="1.022cm"/>
        <style:text-properties style:font-name="Overpass Light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48cm" text:min-label-width="1.022cm"/>
        <style:text-properties style:font-name="Overpass Light" fo:color="#000000" fo:font-size="100%"/>
      </text:list-level-style-bullet>
      <text:list-level-style-bullet text:level="2" text:bullet-char="○">
        <style:list-level-properties text:space-before="1.518cm" text:min-label-width="1.022cm"/>
        <style:text-properties style:font-name="Overpass Light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283cm" text:min-label-width="0.987cm"/>
        <style:text-properties style:font-name="Overpass Light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283cm" text:min-label-width="0.987cm"/>
        <style:text-properties style:font-name="Overpass Light" fo:color="#000000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Overpass Light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283cm" text:min-label-width="0.987cm"/>
        <style:text-properties style:font-name="Overpass Light" fo:color="#000000" fo:font-size="100%"/>
      </text:list-level-style-bullet>
      <text:list-level-style-bullet text:level="2" text:bullet-char="○">
        <style:list-level-properties text:space-before="1.553cm" text:min-label-width="0.987cm"/>
        <style:text-properties style:font-name="Overpass Light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○">
        <style:list-level-properties text:space-before="1.553cm" text:min-label-width="0.987cm"/>
        <style:text-properties style:font-name="Overpass Light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248cm" text:min-label-width="1.022cm"/>
        <style:text-properties fo:color="#000000" fo:font-size="100%"/>
      </text:list-level-style-number>
      <text:list-level-style-bullet text:level="2" text:bullet-char="○">
        <style:list-level-properties text:space-before="1.518cm" text:min-label-width="1.022cm"/>
        <style:text-properties style:font-name="Overpass Light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248cm" text:min-label-width="1.022cm"/>
        <style:text-properties fo:color="#000000" fo:font-size="100%"/>
      </text:list-level-style-number>
      <text:list-level-style-bullet text:level="2" text:bullet-char="○">
        <style:list-level-properties text:space-before="1.518cm" text:min-label-width="1.022cm"/>
        <style:text-properties style:font-name="Overpass Light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283cm" text:min-label-width="0.987cm"/>
        <style:text-properties style:font-name="Overpass Light" fo:color="#000000" fo:font-size="100%"/>
      </text:list-level-style-bullet>
      <text:list-level-style-bullet text:level="2" text:bullet-char="○">
        <style:list-level-properties text:space-before="1.553cm" text:min-label-width="0.987cm"/>
        <style:text-properties style:font-name="Overpass Light" fo:color="#000000" fo:font-size="100%"/>
      </text:list-level-style-bullet>
      <text:list-level-style-bullet text:level="3" text:bullet-char="■">
        <style:list-level-properties text:space-before="2.823cm" text:min-label-width="0.987cm"/>
        <style:text-properties style:font-name="Overpass Light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○">
        <style:list-level-properties text:space-before="1.553cm" text:min-label-width="0.987cm"/>
        <style:text-properties style:font-name="Overpass Light" fo:color="#000000" fo:font-size="100%"/>
      </text:list-level-style-bullet>
      <text:list-level-style-bullet text:level="3" text:bullet-char="■">
        <style:list-level-properties text:space-before="2.823cm" text:min-label-width="0.987cm"/>
        <style:text-properties style:font-name="Overpass Light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283cm" text:min-label-width="0.987cm"/>
        <style:text-properties style:font-name="Overpass Light" fo:color="#000000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Overpass Light" fo:color="#000000" fo:font-size="100%"/>
      </text:list-level-style-bullet>
      <text:list-level-style-bullet text:level="3" text:bullet-char="■">
        <style:list-level-properties text:space-before="2.823cm" text:min-label-width="0.987cm"/>
        <style:text-properties style:font-name="Overpass Light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46;p11" presentation:style-name="pr1" draw:text-style-name="P2" draw:layer="layout" svg:width="19.7cm" svg:height="6.622cm" svg:x="4.474cm" svg:y="7.742cm" presentation:class="title" presentation:user-transformed="true">
          <draw:text-box>
            <text:p text:style-name="P1"><text:span text:style-name="T1">Firecracker as a container runtime</text:span></text:p>
          </draw:text-box>
        </draw:frame>
        <draw:frame draw:name="Google Shape;47;p11" presentation:style-name="pr2" draw:text-style-name="P3" draw:layer="layout" svg:width="19.7cm" svg:height="2.472cm" svg:x="4.471cm" svg:y="14.366cm" presentation:class="subtitle" presentation:user-transformed="true">
          <draw:text-box>
            <text:p text:style-name="P1"><text:span text:style-name="T2">FOSDEM | 03.Feb.2019</text:span></text:p>
          </draw:text-box>
        </draw:frame>
        <presentation:notes draw:style-name="dp2">
          <draw:page-thumbnail draw:name="Google Shape;43;g2880dc3cbd_0_6:notes" draw:style-name="gr1" draw:layer="layout" svg:width="12.699cm" svg:height="9.524cm" svg:x="3.176cm" svg:y="1.905cm" draw:page-number="1" presentation:class="page"/>
          <draw:frame draw:name="Google Shape;44;g2880dc3cbd_0_6:notes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1"><text:span text:style-name="T3">Talk title page</text:span></text:p>
            </draw:text-box>
          </draw:frame>
        </presentation:notes>
      </draw:page>
      <draw:page draw:name="Hi, I'm Dongsu" draw:style-name="dp1" draw:master-page-name="SECTION_5f_TITLE_5f_AND_5f_DESCRIPTION">
        <draw:frame draw:name="Google Shape;52;p12" presentation:style-name="pr4" draw:text-style-name="P5" draw:layer="layout" svg:width="14.834cm" svg:height="2.815cm" svg:x="1.058cm" svg:y="1.693cm" presentation:class="title" presentation:user-transformed="true">
          <draw:text-box>
            <text:p text:style-name="P1"><text:span text:style-name="T4">Hi, I'm Dongsu</text:span></text:p>
          </draw:text-box>
        </draw:frame>
        <draw:frame draw:name="Google Shape;53;p12" presentation:style-name="pr5" draw:text-style-name="P6" draw:layer="layout" svg:width="11.671cm" svg:height="4.573cm" svg:x="1.058cm" svg:y="4.798cm" presentation:class="subtitle" presentation:user-transformed="true">
          <draw:text-box>
            <text:p text:style-name="P1"><text:span text:style-name="T5">Dongsu Park</text:span></text:p>
            <text:p text:style-name="P1"><text:span text:style-name="T6">Software engineer, Kinvolk</text:span></text:p>
            <text:p text:style-name="P1"><text:span text:style-name="T6"/></text:p>
            <text:p text:style-name="P1"><text:span text:style-name="T6">Working on container runtimes, Flatcar Linux, kube-spawn, etc.</text:span></text:p>
            <text:p text:style-name="P1"><text:span text:style-name="T7"/></text:p>
            <text:p text:style-name="P1"><text:span text:style-name="T8"/></text:p>
            <text:p text:style-name="P1"><text:span text:style-name="T6">Github: </text:span><text:span text:style-name="T9">dongsupark</text:span></text:p>
            <text:p text:style-name="P1"><text:span text:style-name="T6">Email: </text:span><text:span text:style-name="T9">dongsu@kinvolk.io</text:span></text:p>
          </draw:text-box>
        </draw:frame>
        <presentation:notes draw:style-name="dp2">
          <draw:page-thumbnail draw:name="Google Shape;49;g2bf450c6b3_0_0:notes" draw:style-name="gr1" draw:layer="layout" svg:width="12.699cm" svg:height="9.524cm" svg:x="3.176cm" svg:y="1.905cm" draw:page-number="2" presentation:class="page"/>
          <draw:frame draw:name="Google Shape;50;g2bf450c6b3_0_0:notes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1"><text:span text:style-name="T10">Speaker introduction page</text:span></text:p>
            </draw:text-box>
          </draw:frame>
        </presentation:notes>
      </draw:page>
      <draw:page draw:name="Kinvolk" draw:style-name="dp1" draw:master-page-name="SECTION_5f_TITLE_5f_AND_5f_DESCRIPTION">
        <draw:frame draw:name="Google Shape;58;p13" presentation:style-name="pr5" draw:text-style-name="P6" draw:layer="layout" svg:width="11.671cm" svg:height="4.573cm" svg:x="1.058cm" svg:y="4.798cm" presentation:class="subtitle" presentation:user-transformed="true">
          <draw:text-box>
            <text:p text:style-name="P1"><text:span text:style-name="T11">The Deep-stack Kubernetes Experts</text:span></text:p>
            <text:p text:style-name="P1"><text:span text:style-name="T9"/></text:p>
            <text:p text:style-name="P1"><text:span text:style-name="T12">Engineering services and products for Kubernetes, containers, process management and Linux user-space + kernel</text:span></text:p>
            <text:p text:style-name="P7"><text:span text:style-name="T6">Blog:</text:span><text:span text:style-name="T8"> </text:span><text:span text:style-name="T9">kinvolk.io/blog</text:span><text:span text:style-name="T9"><text:line-break/></text:span><text:span text:style-name="T6">Github: </text:span><text:span text:style-name="T9">kinvolk</text:span><text:span text:style-name="T9"><text:line-break/></text:span><text:span text:style-name="T6">Twitter: </text:span><text:span text:style-name="T9">kinvolkio</text:span><text:span text:style-name="T9"><text:line-break/></text:span><text:span text:style-name="T6">Email: </text:span><text:span text:style-name="T9">hello@kinvolk.io</text:span></text:p>
          </draw:text-box>
        </draw:frame>
        <draw:frame draw:name="Google Shape;59;p13" presentation:style-name="pr4" draw:text-style-name="P5" draw:layer="layout" svg:width="14.834cm" svg:height="2.815cm" svg:x="1.058cm" svg:y="1.693cm" presentation:class="title" presentation:user-transformed="true">
          <draw:text-box>
            <text:p text:style-name="P1"><text:span text:style-name="T13">Kinvolk</text:span></text:p>
          </draw:text-box>
        </draw:frame>
        <presentation:notes draw:style-name="dp2">
          <draw:page-thumbnail draw:name="Google Shape;55;g2bf450c6b3_0_114:notes" draw:style-name="gr1" draw:layer="layout" svg:width="12.699cm" svg:height="9.524cm" svg:x="3.176cm" svg:y="1.905cm" draw:page-number="3" presentation:class="page"/>
          <draw:frame draw:name="Google Shape;56;g2bf450c6b3_0_114:notes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1"><text:span text:style-name="T3">Company page</text:span></text:p>
            </draw:text-box>
          </draw:frame>
        </presentation:notes>
      </draw:page>
      <draw:page draw:name="Firecracker" draw:style-name="dp1" draw:master-page-name="TITLE_5f_AND_5f_BODY" presentation:presentation-page-layout-name="AL2T1">
        <draw:frame draw:name="Google Shape;64;p14" presentation:style-name="pr7" draw:text-style-name="P8" draw:layer="layout" svg:width="21.514cm" svg:height="2.12cm" svg:x="1.058cm" svg:y="1.411cm" presentation:class="title" presentation:user-transformed="true">
          <draw:text-box>
            <text:p text:style-name="P1"><text:span text:style-name="T14">Firecracker</text:span></text:p>
          </draw:text-box>
        </draw:frame>
        <draw:frame draw:name="Google Shape;65;p14" presentation:style-name="pr8" draw:text-style-name="P11" draw:layer="layout" svg:width="21.514cm" svg:height="12.652cm" svg:x="1.078cm" svg:y="4.798cm" presentation:class="outline" presentation:user-transformed="true">
          <draw:text-box>
            <text:list text:style-name="L9">
              <text:list-item>
                <text:p text:style-name="P9"><text:span text:style-name="T15">Lightweight Virtualization Machine Monitor (VMM)</text:span></text:p>
              </text:list-item>
              <text:list-item>
                <text:p text:style-name="P10"><text:span text:style-name="T15">Spawns multiple micro-vms in an efficient way</text:span></text:p>
              </text:list-item>
              <text:list-item>
                <text:p text:style-name="P10"><text:span text:style-name="T15">For short-lived workloads</text:span></text:p>
              </text:list-item>
              <text:list-item>
                <text:p text:style-name="P10"><text:span text:style-name="T15">A good balance between traditional VMs and containers</text:span></text:p>
              </text:list-item>
              <text:list-item>
                <text:p text:style-name="P10"><text:span text:style-name="T15">Heavily makes use of Linux KVM</text:span></text:p>
              </text:list-item>
              <text:list-item>
                <text:p text:style-name="P10"><text:span text:style-name="T15">Based on crosvm from Google ChromeOS</text:span></text:p>
              </text:list-item>
              <text:list-item>
                <text:p text:style-name="P10"><text:span text:style-name="T15">Open sourced in Dec 2018:</text:span></text:p>
              </text:list-item>
            </text:list>
            <text:list text:style-name="L10">
              <text:list-item>
                <text:list>
                  <text:list-item>
                    <text:p text:style-name="P10"><text:span text:style-name="T15"><text:s/></text:span><text:span text:style-name="T16"><text:a xlink:href="https://github.com/firecracker-microvm/firecracker" xlink:type="simple">https://github.com/firecracker-microvm/firecracker</text:a></text:span></text:p>
                  </text:list-item>
                  <text:list-item>
                    <text:p text:style-name="P10"><text:span text:style-name="T15">Written in Ru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1;g2bea054e49_0_104:notes" draw:style-name="gr1" draw:layer="layout" svg:width="12.699cm" svg:height="9.524cm" svg:x="3.176cm" svg:y="1.905cm" draw:page-number="4" presentation:class="page"/>
          <draw:frame draw:name="Google Shape;62;g2bea054e49_0_104:notes" presentation:style-name="pr9" draw:text-style-name="P4" draw:layer="layout" svg:width="15.239cm" svg:height="11.429cm" svg:x="1.905cm" svg:y="12.065cm" presentation:class="notes" presentation:user-transformed="true">
            <draw:text-box>
              <text:p text:style-name="P1"><text:span text:style-name="T3">Sub-title with content</text:span></text:p>
            </draw:text-box>
          </draw:frame>
        </presentation:notes>
      </draw:page>
      <draw:page draw:name="Firecracker (example)" draw:style-name="dp1" draw:master-page-name="TITLE_5f_AND_5f_BODY" presentation:presentation-page-layout-name="AL2T1">
        <draw:frame draw:name="Google Shape;70;p15" presentation:style-name="pr7" draw:text-style-name="P8" draw:layer="layout" svg:width="21.514cm" svg:height="2.12cm" svg:x="1.058cm" svg:y="1.411cm" presentation:class="title" presentation:user-transformed="true">
          <draw:text-box>
            <text:p text:style-name="P1"><text:span text:style-name="T14">Firecracker (example)</text:span></text:p>
          </draw:text-box>
        </draw:frame>
        <draw:frame draw:name="Google Shape;71;p15" presentation:style-name="pr8" draw:text-style-name="P11" draw:layer="layout" svg:width="21.514cm" svg:height="12.652cm" svg:x="1.078cm" svg:y="4.798cm" presentation:class="outline" presentation:user-transformed="true">
          <draw:text-box>
            <text:p text:style-name="P12"><text:span text:style-name="T17"># ./firecracker --api-sock /tmp/firecracker.socket</text:span></text:p>
            <text:p text:style-name="P12"><text:span text:style-name="T17"># curl --unix-socket /tmp/firecracker.socket -i \</text:span></text:p>
            <text:p text:style-name="P12"><text:span text:style-name="T17"><text:tab/></text:span><text:span text:style-name="T17">-X PUT 'http://localhost/boot-source' <text:s text:c="2"/>\</text:span></text:p>
            <text:p text:style-name="P12"><text:span text:style-name="T17"><text:tab/></text:span><text:span text:style-name="T17">-H 'Accept: application/json' <text:s text:c="6"/></text:span><text:span text:style-name="T17"><text:tab/></text:span><text:span text:style-name="T17">\</text:span></text:p>
            <text:p text:style-name="P12"><text:span text:style-name="T17"><text:tab/></text:span><text:span text:style-name="T17">-H 'Content-Type: application/json' </text:span><text:span text:style-name="T17"><text:tab/></text:span><text:span text:style-name="T17">\</text:span></text:p>
            <text:p text:style-name="P12"><text:span text:style-name="T17"><text:tab/></text:span><text:span text:style-name="T17">-d '{</text:span></text:p>
            <text:p text:style-name="P12"><text:span text:style-name="T17"><text:s text:c="4"/></text:span><text:span text:style-name="T17"><text:tab/></text:span><text:span text:style-name="T17">"kernel_image_path": "/tmp/hello-vmlinux.bin",</text:span></text:p>
            <text:p text:style-name="P12"><text:span text:style-name="T17"><text:s text:c="4"/></text:span><text:span text:style-name="T17"><text:tab/></text:span><text:span text:style-name="T17">"boot_args": "console=ttyS0 reboot=k panic=1 pci=off"</text:span></text:p>
            <text:p text:style-name="P12"><text:span text:style-name="T17"><text:tab/></text:span><text:span text:style-name="T17">}'</text:span></text:p>
            <text:p text:style-name="P12"><text:span text:style-name="T17"># curl --unix-socket /tmp/firecracker.socket -i \</text:span></text:p>
            <text:p text:style-name="P12"><text:span text:style-name="T17"><text:tab/></text:span><text:span text:style-name="T17">-X PUT 'http://localhost/drives/rootfs' \</text:span></text:p>
            <text:p text:style-name="P12"><text:span text:style-name="T17"><text:tab/></text:span><text:span text:style-name="T17">-H 'Accept: application/json' <text:s text:c="6"/></text:span><text:span text:style-name="T17"><text:tab/></text:span><text:span text:style-name="T17">\</text:span></text:p>
            <text:p text:style-name="P12"><text:span text:style-name="T17"><text:tab/></text:span><text:span text:style-name="T17">-H 'Content-Type: application/json' </text:span><text:span text:style-name="T17"><text:tab/></text:span><text:span text:style-name="T17">\</text:span></text:p>
            <text:p text:style-name="P12"><text:span text:style-name="T17"><text:tab/></text:span><text:span text:style-name="T17">-d '{</text:span></text:p>
            <text:p text:style-name="P12"><text:span text:style-name="T17"><text:s text:c="4"/></text:span><text:span text:style-name="T17"><text:tab/></text:span><text:span text:style-name="T17">"drive_id": "rootfs",</text:span></text:p>
            <text:p text:style-name="P12"><text:span text:style-name="T17"><text:s text:c="4"/></text:span><text:span text:style-name="T17"><text:tab/></text:span><text:span text:style-name="T17">"path_on_host": "/tmp/hello-rootfs.ext4",</text:span></text:p>
            <text:p text:style-name="P12"><text:span text:style-name="T17"><text:s text:c="4"/></text:span><text:span text:style-name="T17"><text:tab/></text:span><text:span text:style-name="T17">"is_root_device": true,</text:span></text:p>
            <text:p text:style-name="P12"><text:span text:style-name="T17"><text:s text:c="4"/></text:span><text:span text:style-name="T17"><text:tab/></text:span><text:span text:style-name="T17">"is_read_only": false</text:span></text:p>
            <text:p text:style-name="P12"><text:span text:style-name="T17"><text:tab/></text:span><text:span text:style-name="T17">}'</text:span></text:p>
            <text:p text:style-name="P13"><text:span text:style-name="T18"/></text:p>
          </draw:text-box>
        </draw:frame>
        <presentation:notes draw:style-name="dp2">
          <draw:page-thumbnail draw:name="Google Shape;67;g4e15f82ee9_0_0:notes" draw:style-name="gr1" draw:layer="layout" svg:width="12.699cm" svg:height="9.524cm" svg:x="3.176cm" svg:y="1.905cm" draw:page-number="5" presentation:class="page"/>
          <draw:frame draw:name="Google Shape;68;g4e15f82ee9_0_0:notes" presentation:style-name="pr9" draw:text-style-name="P4" draw:layer="layout" svg:width="15.239cm" svg:height="11.429cm" svg:x="1.905cm" svg:y="12.065cm" presentation:class="notes" presentation:user-transformed="true">
            <draw:text-box>
              <text:p text:style-name="P1"><text:span text:style-name="T3">Sub-title with content</text:span></text:p>
            </draw:text-box>
          </draw:frame>
        </presentation:notes>
      </draw:page>
      <draw:page draw:name="Firecracker (example)" draw:style-name="dp1" draw:master-page-name="CUSTOM_5f_3">
        <draw:frame draw:name="Google Shape;76;p16" presentation:style-name="pr10" draw:text-style-name="P8" draw:layer="layout" svg:width="21.343cm" svg:height="2.12cm" svg:x="0.866cm" svg:y="1.648cm" presentation:class="title" presentation:user-transformed="true">
          <draw:text-box>
            <text:p text:style-name="P1"><text:span text:style-name="T14">Firecracker (example)</text:span></text:p>
          </draw:text-box>
        </draw:frame>
        <draw:frame draw:name="Google Shape;77;p16" presentation:style-name="pr11" draw:text-style-name="P14" draw:layer="layout" svg:width="21.514cm" svg:height="12.652cm" svg:x="1.078cm" svg:y="4.798cm" presentation:class="outline" presentation:user-transformed="true">
          <draw:text-box>
            <text:p text:style-name="P12"><text:span text:style-name="T17"># curl --unix-socket /tmp/firecracker.socket -i \</text:span></text:p>
            <text:p text:style-name="P12"><text:span text:style-name="T17"><text:tab/></text:span><text:span text:style-name="T17">-X PUT 'http://localhost/actions' <text:s text:c="2"/></text:span><text:span text:style-name="T17"><text:tab/></text:span><text:span text:style-name="T17">\</text:span></text:p>
            <text:p text:style-name="P12"><text:span text:style-name="T17"><text:tab/></text:span><text:span text:style-name="T17">-H <text:s/>'Accept: application/json' <text:s text:c="5"/></text:span><text:span text:style-name="T17"><text:tab/></text:span><text:span text:style-name="T17">\</text:span></text:p>
            <text:p text:style-name="P12"><text:span text:style-name="T17"><text:tab/></text:span><text:span text:style-name="T17">-H <text:s/>'Content-Type: application/json'</text:span><text:span text:style-name="T17"><text:tab/></text:span><text:span text:style-name="T17">\</text:span></text:p>
            <text:p text:style-name="P12"><text:span text:style-name="T17"><text:tab/></text:span><text:span text:style-name="T17">-d '{</text:span></text:p>
            <text:p text:style-name="P12"><text:span text:style-name="T17"><text:s text:c="4"/></text:span><text:span text:style-name="T17"><text:tab/></text:span><text:span text:style-name="T17">"action_type": "InstanceStart"</text:span></text:p>
            <text:p text:style-name="P12"><text:span text:style-name="T17"><text:s/></text:span><text:span text:style-name="T17"><text:tab/></text:span><text:span text:style-name="T17">}'</text:span></text:p>
            <text:p text:style-name="P12"><text:span text:style-name="T17"/></text:p>
            <text:p text:style-name="P12"><text:span text:style-name="T17">### Then the microvm boots</text:span></text:p>
            <text:p text:style-name="P13"><text:span text:style-name="T19"/></text:p>
          </draw:text-box>
        </draw:frame>
        <presentation:notes draw:style-name="dp2">
          <draw:page-thumbnail draw:name="Google Shape;73;g3d0ed65f84_0_68:notes" draw:style-name="gr1" draw:layer="layout" svg:width="12.699cm" svg:height="9.524cm" svg:x="3.176cm" svg:y="1.905cm" draw:page-number="6" presentation:class="page"/>
          <draw:frame draw:name="Google Shape;74;g3d0ed65f84_0_68:notes" presentation:style-name="pr12" draw:text-style-name="P4" draw:layer="layout" svg:width="15.239cm" svg:height="11.429cm" svg:x="1.905cm" svg:y="12.065cm" presentation:class="notes" presentation:user-transformed="true">
            <draw:text-box>
              <text:p text:style-name="P1"><text:span text:style-name="T3">Sub-title with content</text:span></text:p>
            </draw:text-box>
          </draw:frame>
        </presentation:notes>
      </draw:page>
      <draw:page draw:name="Integration with container managers" draw:style-name="dp1" draw:master-page-name="TITLE_5f_AND_5f_BODY" presentation:presentation-page-layout-name="AL2T1">
        <draw:frame draw:name="Google Shape;82;p17" presentation:style-name="pr7" draw:text-style-name="P8" draw:layer="layout" svg:width="21.514cm" svg:height="2.12cm" svg:x="1.058cm" svg:y="1.411cm" presentation:class="title" presentation:user-transformed="true">
          <draw:text-box>
            <text:p text:style-name="P1"><text:span text:style-name="T14">Integration with container managers</text:span></text:p>
          </draw:text-box>
        </draw:frame>
        <draw:frame draw:name="Google Shape;83;p17" presentation:style-name="pr8" draw:text-style-name="P11" draw:layer="layout" svg:width="21.514cm" svg:height="12.652cm" svg:x="1.078cm" svg:y="4.798cm" presentation:class="outline" presentation:user-transformed="true">
          <draw:text-box>
            <text:list text:style-name="L15">
              <text:list-item>
                <text:p text:style-name="P9"><text:span text:style-name="T20">With containerd:</text:span></text:p>
              </text:list-item>
            </text:list>
            <text:list text:style-name="L16">
              <text:list-item>
                <text:list>
                  <text:list-item>
                    <text:p text:style-name="P10"><text:span text:style-name="T21"><text:a xlink:href="https://github.com/firecracker-microvm/firecracker-containerd/" xlink:type="simple">https://github.com/firecracker-microvm/firecracker-containerd/</text:a>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10"><text:span text:style-name="T20">3 components: Agent, Snapshotter, Runtime</text:span></text:p>
                  </text:list-item>
                  <text:list-item>
                    <text:p text:style-name="P10"><text:span text:style-name="T20">Containerd-specific shim needs to be installed</text:span></text:p>
                  </text:list-item>
                  <text:list-item>
                    <text:p text:style-name="P10"><text:span text:style-name="T20">Heavily depends on gRPC/ttRPC interface of containerd</text:span></text:p>
                  </text:list-item>
                </text:list>
              </text:list-item>
            </text:list>
            <text:p text:style-name="P15"><text:span text:style-name="T20"/></text:p>
            <text:list text:continue-numbering="true" text:style-name="L17">
              <text:list-item>
                <text:p text:style-name="P12"><text:span text:style-name="T20">With Kata-container:</text:span></text:p>
              </text:list-item>
            </text:list>
            <text:list text:style-name="L16">
              <text:list-item>
                <text:list>
                  <text:list-item>
                    <text:p text:style-name="P16"><text:span text:style-name="T21"><text:a xlink:href="https://github.com/kata-containers/runtime/pull/1044" xlink:type="simple">https://github.com/kata-containers/runtime/pull/1044</text:a>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16"><text:span text:style-name="T20">Relatively clean implementation</text:span></text:p>
                  </text:list-item>
                  <text:list-item>
                    <text:p text:style-name="P16"><text:span text:style-name="T20">Basically a VM-based container run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9;g4e15f82ee9_0_5:notes" draw:style-name="gr1" draw:layer="layout" svg:width="12.699cm" svg:height="9.524cm" svg:x="3.176cm" svg:y="1.905cm" draw:page-number="7" presentation:class="page"/>
          <draw:frame draw:name="Google Shape;80;g4e15f82ee9_0_5:notes" presentation:style-name="pr9" draw:text-style-name="P4" draw:layer="layout" svg:width="15.239cm" svg:height="11.429cm" svg:x="1.905cm" svg:y="12.065cm" presentation:class="notes" presentation:user-transformed="true">
            <draw:text-box>
              <text:p text:style-name="P1"><text:span text:style-name="T3">Sub-title with content</text:span></text:p>
            </draw:text-box>
          </draw:frame>
        </presentation:notes>
      </draw:page>
      <draw:page draw:name="CRI-O" draw:style-name="dp1" draw:master-page-name="TITLE_5f_AND_5f_BODY" presentation:presentation-page-layout-name="AL2T1">
        <draw:frame draw:name="Google Shape;88;p18" presentation:style-name="pr7" draw:text-style-name="P8" draw:layer="layout" svg:width="21.514cm" svg:height="2.12cm" svg:x="1.058cm" svg:y="1.411cm" presentation:class="title" presentation:user-transformed="true">
          <draw:text-box>
            <text:p text:style-name="P1"><text:span text:style-name="T14">CRI-O</text:span></text:p>
          </draw:text-box>
        </draw:frame>
        <draw:frame draw:name="Google Shape;89;p18" presentation:style-name="pr8" draw:text-style-name="P11" draw:layer="layout" svg:width="21.514cm" svg:height="12.652cm" svg:x="1.078cm" svg:y="4.798cm" presentation:class="outline" presentation:user-transformed="true">
          <draw:text-box>
            <text:list text:style-name="L9">
              <text:list-item>
                <text:p text:style-name="P9"><text:span text:style-name="T15">OCI-based Kubernetes Container Runtime Interface</text:span></text:p>
              </text:list-item>
            </text:list>
            <text:list text:style-name="L10">
              <text:list-item>
                <text:list>
                  <text:list-item>
                    <text:p text:style-name="P10"><text:span text:style-name="T16"><text:a xlink:href="https://github.com/kubernetes-sigs/cri-o" xlink:type="simple">https://github.com/kubernetes-sigs/cri-o</text:a></text:span></text:p>
                  </text:list-item>
                  <text:list-item>
                    <text:p text:style-name="P10"><text:span text:style-name="T15">Implements Kubelet CRIs using OCI runtimes (runc)</text:span></text:p>
                  </text:list-item>
                  <text:list-item>
                    <text:p text:style-name="P10"><text:span text:style-name="T15">Does not have complicated internal interfaces</text:span></text:p>
                  </text:list-item>
                </text:list>
              </text:list-item>
            </text:list>
            <text:p text:style-name="P15"><text:span text:style-name="T15"/></text:p>
            <text:list text:continue-numbering="true" text:style-name="L10">
              <text:list-item>
                <text:p text:style-name="P12"><text:span text:style-name="T15">Crictl - Command-line tools</text:span></text:p>
                <text:list>
                  <text:list-item>
                    <text:p text:style-name="P16"><text:span text:style-name="T16"><text:a xlink:href="https://github.com/kubernetes-sigs/cri-tools/" xlink:type="simple">https://github.com/kubernetes-sigs/cri-tools/</text:a></text:span></text:p>
                  </text:list-item>
                  <text:list-item>
                    <text:p text:style-name="P16"><text:span text:style-name="T15">Similar cmdline interface shown to users</text:span></text:p>
                  </text:list-item>
                </text:list>
              </text:list-item>
            </text:list>
            <text:p text:style-name="P12"><text:span text:style-name="T15"/></text:p>
            <text:p text:style-name="P13"><text:span text:style-name="T15"/></text:p>
          </draw:text-box>
        </draw:frame>
        <presentation:notes draw:style-name="dp2">
          <draw:page-thumbnail draw:name="Google Shape;85;g4e15f82ee9_0_10:notes" draw:style-name="gr1" draw:layer="layout" svg:width="12.699cm" svg:height="9.524cm" svg:x="3.176cm" svg:y="1.905cm" draw:page-number="8" presentation:class="page"/>
          <draw:frame draw:name="Google Shape;86;g4e15f82ee9_0_10:notes" presentation:style-name="pr9" draw:text-style-name="P4" draw:layer="layout" svg:width="15.239cm" svg:height="11.429cm" svg:x="1.905cm" svg:y="12.065cm" presentation:class="notes" presentation:user-transformed="true">
            <draw:text-box>
              <text:p text:style-name="P1"><text:span text:style-name="T3">Sub-title with content</text:span></text:p>
            </draw:text-box>
          </draw:frame>
        </presentation:notes>
      </draw:page>
      <draw:page draw:name="CRI-O runtime for Firecracker" draw:style-name="dp1" draw:master-page-name="TITLE_5f_AND_5f_BODY" presentation:presentation-page-layout-name="AL2T1">
        <draw:frame draw:name="Google Shape;94;p19" presentation:style-name="pr7" draw:text-style-name="P8" draw:layer="layout" svg:width="21.514cm" svg:height="2.12cm" svg:x="1.058cm" svg:y="1.411cm" presentation:class="title" presentation:user-transformed="true">
          <draw:text-box>
            <text:p text:style-name="P1"><text:span text:style-name="T14">CRI-O runtime for Firecracker</text:span></text:p>
          </draw:text-box>
        </draw:frame>
        <draw:frame draw:name="Google Shape;95;p19" presentation:style-name="pr8" draw:text-style-name="P11" draw:layer="layout" svg:width="21.514cm" svg:height="12.652cm" svg:x="1.078cm" svg:y="4.798cm" presentation:class="outline" presentation:user-transformed="true">
          <draw:text-box>
            <text:list text:style-name="L15">
              <text:list-item>
                <text:p text:style-name="P9"><text:span text:style-name="T20">Goal: make a runtime add-on in CRI-O, for Firecracker</text:span></text:p>
              </text:list-item>
            </text:list>
            <text:list text:style-name="L17">
              <text:list-item>
                <text:list>
                  <text:list-item>
                    <text:p text:style-name="P10"><text:span text:style-name="T20">Instead of the standard runtime v1 (oci)</text:span></text:p>
                  </text:list-item>
                  <text:list-item>
                    <text:p text:style-name="P10"><text:span text:style-name="T20">support VM-based container runtime is in progress</text:span></text:p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p text:style-name="P10"><text:span text:style-name="T22"><text:a xlink:href="https://github.com/kubernetes-sigs/cri-o/pull/2025" xlink:type="simple">https://github.com/kubernetes-sigs/cri-o/pull/2025</text:a></text:span></text:p>
                      </text:list-item>
                    </text:list>
                  </text:list-item>
                </text:list>
              </text:list-item>
            </text:list>
            <text:p text:style-name="P15"><text:span text:style-name="T20"/></text:p>
            <text:list text:continue-numbering="true" text:style-name="L21">
              <text:list-item>
                <text:p text:style-name="P12"><text:span text:style-name="T20">Rely on the Firecracker Go-SDK</text:span></text:p>
              </text:list-item>
            </text:list>
            <text:list text:style-name="L23">
              <text:list-item>
                <text:list>
                  <text:list-item>
                    <text:p text:style-name="P16"><text:span text:style-name="T21"><text:a xlink:href="https://github.com/firecracker-microvm/firecracker-go-sdk" xlink:type="simple">https://github.com/firecracker-microvm/firecracker-go-sdk</text:a></text:span></text:p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p text:style-name="P16"><text:span text:style-name="T20">A good wrapper around low-level KVM functionalities</text:span></text:p>
                  </text:list-item>
                  <text:list-item>
                    <text:p text:style-name="P16"><text:span text:style-name="T20">Written in Go, easy to be integrated with container runtimes</text:span></text:p>
                  </text:list-item>
                </text:list>
              </text:list-item>
            </text:list>
            <text:p text:style-name="P13"><text:span text:style-name="T20"/></text:p>
          </draw:text-box>
        </draw:frame>
        <presentation:notes draw:style-name="dp2">
          <draw:page-thumbnail draw:name="Google Shape;91;g4e15f82ee9_0_15:notes" draw:style-name="gr1" draw:layer="layout" svg:width="12.699cm" svg:height="9.524cm" svg:x="3.176cm" svg:y="1.905cm" draw:page-number="9" presentation:class="page"/>
          <draw:frame draw:name="Google Shape;92;g4e15f82ee9_0_15:notes" presentation:style-name="pr9" draw:text-style-name="P4" draw:layer="layout" svg:width="15.239cm" svg:height="11.429cm" svg:x="1.905cm" svg:y="12.065cm" presentation:class="notes" presentation:user-transformed="true">
            <draw:text-box>
              <text:p text:style-name="P1"><text:span text:style-name="T3">Sub-title with content</text:span></text:p>
            </draw:text-box>
          </draw:frame>
        </presentation:notes>
      </draw:page>
      <draw:page draw:name="CRI-O runtime for Firecracker" draw:style-name="dp1" draw:master-page-name="TITLE_5f_AND_5f_BODY" presentation:presentation-page-layout-name="AL2T1">
        <draw:frame draw:name="Google Shape;100;p20" presentation:style-name="pr7" draw:text-style-name="P8" draw:layer="layout" svg:width="21.514cm" svg:height="2.12cm" svg:x="1.058cm" svg:y="1.411cm" presentation:class="title" presentation:user-transformed="true">
          <draw:text-box>
            <text:p text:style-name="P1"><text:span text:style-name="T14">CRI-O runtime for Firecracker</text:span></text:p>
          </draw:text-box>
        </draw:frame>
        <draw:custom-shape draw:name="Google Shape;101;p20" draw:style-name="gr2" draw:text-style-name="P17" draw:layer="layout" svg:width="3.015cm" svg:height="2.902cm" svg:x="4.464cm" svg:y="5.907cm">
          <text:p text:style-name="P1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20" draw:style-name="gr3" draw:text-style-name="P19" draw:layer="layout" svg:width="2.68cm" svg:height="1.134cm" svg:x="4.632cm" svg:y="6.579cm">
          <text:p text:style-name="P18"><text:span text:style-name="T23">Crio</text:span></text:p>
          <text:p text:style-name="P18"><text:span text:style-name="T23">(daemo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20" draw:style-name="gr2" draw:text-style-name="P17" draw:layer="layout" svg:width="4.151cm" svg:height="2.217cm" svg:x="1.713cm" svg:y="10.775cm">
          <text:p text:style-name="P1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20" draw:style-name="gr3" draw:text-style-name="P19" draw:layer="layout" svg:width="3.648cm" svg:height="2.217cm" svg:x="1.88cm" svg:y="11.024cm">
          <text:p text:style-name="P18"><text:span text:style-name="T24">Crictl</text:span></text:p>
          <text:p text:style-name="P18"><text:span text:style-name="T24">(cmdline too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20" draw:style-name="gr4" draw:text-style-name="P20" draw:layer="layout" svg:width="2.26cm" svg:height="2.049cm" draw:transform="rotate (-3.14159265358979) translate (5.972cm 10.85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6;p20" draw:style-name="gr5" draw:text-style-name="P21" draw:layer="layout" svg:width="2.565cm" svg:height="2.882cm" svg:x="7.495cm" svg:y="5.927cm">
          <text:p text:style-name="P1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20" draw:style-name="gr3" draw:text-style-name="P19" draw:layer="layout" svg:width="3.648cm" svg:height="1.134cm" svg:x="6.96cm" svg:y="6.579cm">
          <text:p text:style-name="P18"><text:span text:style-name="T24">Fc-runtime</text:span></text:p>
          <text:p text:style-name="P18"><text:span text:style-name="T24">(add-o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20" draw:style-name="gr6" draw:text-style-name="P22" draw:layer="layout" svg:width="3.901cm" svg:height="2.902cm" svg:x="13.972cm" svg:y="5.917cm">
          <text:p text:style-name="P1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20" draw:style-name="gr3" draw:text-style-name="P19" draw:layer="layout" svg:width="4.151cm" svg:height="1.134cm" svg:x="14.018cm" svg:y="6.791cm">
          <text:p text:style-name="P18"><text:span text:style-name="T23">Firecracker</text:span></text:p>
          <text:p text:style-name="P18"><text:span text:style-name="T23">(daemo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20" draw:style-name="gr7" draw:text-style-name="P20" draw:layer="layout" svg:width="3.936cm" svg:height="0.034cm" draw:transform="rotate (-3.14159265358979) translate (14.018cm 7.39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1;p20" draw:style-name="gr4" draw:text-style-name="P20" draw:layer="layout" svg:width="2.078cm" svg:height="2.062cm" svg:x="12.639cm" svg:y="8.9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2;p20" draw:style-name="gr4" draw:text-style-name="P20" draw:layer="layout" svg:width="0.732cm" svg:height="1.982cm" svg:x="15.043cm" svg:y="8.9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3;p20" draw:style-name="gr4" draw:text-style-name="P20" draw:layer="layout" svg:width="0.584cm" svg:height="1.984cm" svg:x="16.363cm" svg:y="8.9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4;p20" draw:style-name="gr8" draw:text-style-name="P23" draw:layer="layout" svg:width="2.078cm" svg:height="1.982cm" svg:x="11.569cm" svg:y="11.295cm">
          <text:p text:style-name="P1"><text:span text:style-name="T25"/></text:p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Google Shape;115;p20" draw:style-name="gr8" draw:text-style-name="P23" draw:layer="layout" svg:width="2.078cm" svg:height="1.982cm" svg:x="13.897cm" svg:y="11.295cm">
          <text:p text:style-name="P1"><text:span text:style-name="T25"/></text:p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Google Shape;116;p20" draw:style-name="gr8" draw:text-style-name="P23" draw:layer="layout" svg:width="2.078cm" svg:height="1.982cm" svg:x="16.225cm" svg:y="11.295cm">
          <text:p text:style-name="P1"><text:span text:style-name="T25"/></text:p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Google Shape;117;p20" draw:style-name="gr3" draw:text-style-name="P19" draw:layer="layout" svg:width="1.882cm" svg:height="1.323cm" svg:x="18.89cm" svg:y="11.985cm">
          <text:p text:style-name="P1"><text:span text:style-name="T25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20" draw:style-name="gr3" draw:text-style-name="P19" draw:layer="layout" svg:width="2.817cm" svg:height="0.945cm" svg:x="13.558cm" svg:y="13.656cm">
          <text:p text:style-name="P1"><text:span text:style-name="T26">micro-V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7;g4e15f82ee9_0_20:notes" draw:style-name="gr1" draw:layer="layout" svg:width="12.699cm" svg:height="9.524cm" svg:x="3.176cm" svg:y="1.905cm" draw:page-number="10" presentation:class="page"/>
          <draw:frame draw:name="Google Shape;98;g4e15f82ee9_0_20:notes" presentation:style-name="pr9" draw:text-style-name="P4" draw:layer="layout" svg:width="15.239cm" svg:height="11.429cm" svg:x="1.905cm" svg:y="12.065cm" presentation:class="notes" presentation:user-transformed="true">
            <draw:text-box>
              <text:p text:style-name="P1"><text:span text:style-name="T3">Sub-title with content</text:span></text:p>
            </draw:text-box>
          </draw:frame>
        </presentation:notes>
      </draw:page>
      <draw:page draw:name="CRI-O runtime for Firecracker" draw:style-name="dp1" draw:master-page-name="TITLE_5f_AND_5f_BODY" presentation:presentation-page-layout-name="AL2T1">
        <draw:frame draw:name="Google Shape;123;p21" presentation:style-name="pr7" draw:text-style-name="P8" draw:layer="layout" svg:width="21.514cm" svg:height="2.12cm" svg:x="1.058cm" svg:y="1.411cm" presentation:class="title" presentation:user-transformed="true">
          <draw:text-box>
            <text:p text:style-name="P1"><text:span text:style-name="T14">CRI-O runtime for Firecracker</text:span></text:p>
          </draw:text-box>
        </draw:frame>
        <draw:frame draw:name="Google Shape;124;p21" presentation:style-name="pr8" draw:text-style-name="P11" draw:layer="layout" svg:width="21.514cm" svg:height="12.652cm" svg:x="1.078cm" svg:y="4.798cm" presentation:class="outline" presentation:user-transformed="true">
          <draw:text-box>
            <text:list text:style-name="L15">
              <text:list-item>
                <text:p text:style-name="P9"><text:span text:style-name="T20">Current PoC available:</text:span></text:p>
              </text:list-item>
            </text:list>
            <text:list text:style-name="L17">
              <text:list-item>
                <text:list>
                  <text:list-item>
                    <text:p text:style-name="P10"><text:span text:style-name="T22"><text:a xlink:href="https://github.com/kinvolk/cri-o/tree/dongsu/fc-runtime" xlink:type="simple">https://github.com/kinvolk/cri-o/tree/dongsu/fc-runtime</text:a></text:span></text:p>
                  </text:list-item>
                  <text:list-item>
                    <text:p text:style-name="P10"><text:span text:style-name="T20">Reads config for setting up Kernel &amp; rootfs for firecracker</text:span></text:p>
                  </text:list-item>
                  <text:list-item>
                    <text:p text:style-name="P10"><text:span text:style-name="T20">When starting container, spawns a firecracker process</text:span></text:p>
                  </text:list-item>
                  <text:list-item>
                    <text:p text:style-name="P10"><text:span text:style-name="T20">Still in heavy development</text:span></text:p>
                  </text:list-item>
                </text:list>
              </text:list-item>
              <text:list-item>
                <text:p text:style-name="P10"><text:span text:style-name="T20">A simple tool for creating Kernel &amp; rootfs image</text:span></text:p>
                <text:list>
                  <text:list-item>
                    <text:p text:style-name="P10"><text:span text:style-name="T22"><text:a xlink:href="https://github.com/dongsupark/debian-firecracker" xlink:type="simple">https://github.com/dongsupark/debian-firecracker</text:a></text:span></text:p>
                  </text:list-item>
                  <text:list-item>
                    <text:p text:style-name="P10"><text:span text:style-name="T20">Based on a Dockerfile to create vmlinux.bin &amp; rootfs.ext4</text:span></text:p>
                  </text:list-item>
                </text:list>
              </text:list-item>
            </text:list>
            <text:p text:style-name="P13"><text:span text:style-name="T20"/></text:p>
          </draw:text-box>
        </draw:frame>
        <presentation:notes draw:style-name="dp2">
          <draw:page-thumbnail draw:name="Google Shape;120;g4e15f82ee9_0_43:notes" draw:style-name="gr1" draw:layer="layout" svg:width="12.699cm" svg:height="9.524cm" svg:x="3.176cm" svg:y="1.905cm" draw:page-number="11" presentation:class="page"/>
          <draw:frame draw:name="Google Shape;121;g4e15f82ee9_0_43:notes" presentation:style-name="pr9" draw:text-style-name="P4" draw:layer="layout" svg:width="15.239cm" svg:height="11.429cm" svg:x="1.905cm" svg:y="12.065cm" presentation:class="notes" presentation:user-transformed="true">
            <draw:text-box>
              <text:p text:style-name="P1"><text:span text:style-name="T3">Sub-title with content</text:span></text:p>
            </draw:text-box>
          </draw:frame>
        </presentation:notes>
      </draw:page>
      <draw:page draw:name="Demo" draw:style-name="dp1" draw:master-page-name="SECTION_5f_HEADER">
        <draw:frame draw:name="Google Shape;129;p22" presentation:style-name="pr13" draw:text-style-name="P24" draw:layer="layout" svg:width="20.441cm" svg:height="3.117cm" svg:x="1.058cm" svg:y="7.966cm" presentation:class="title" presentation:user-transformed="true">
          <draw:text-box>
            <text:p text:style-name="P18"><text:span text:style-name="T27">Demo</text:span></text:p>
          </draw:text-box>
        </draw:frame>
        <presentation:notes draw:style-name="dp2">
          <draw:page-thumbnail draw:name="Google Shape;126;g2bea054e49_0_325:notes" draw:style-name="gr1" draw:layer="layout" svg:width="12.699cm" svg:height="9.524cm" svg:x="3.176cm" svg:y="1.905cm" draw:page-number="12" presentation:class="page"/>
          <draw:frame draw:name="Google Shape;127;g2bea054e49_0_325:notes" presentation:style-name="pr14" draw:text-style-name="P4" draw:layer="layout" svg:width="15.239cm" svg:height="11.429cm" svg:x="1.905cm" svg:y="12.065cm" presentation:class="notes" presentation:user-transformed="true">
            <draw:text-box>
              <text:p text:style-name="P1"><text:span text:style-name="T3">New section page</text:span></text:p>
            </draw:text-box>
          </draw:frame>
        </presentation:notes>
      </draw:page>
      <draw:page draw:name="Future works" draw:style-name="dp1" draw:master-page-name="TITLE_5f_AND_5f_BODY" presentation:presentation-page-layout-name="AL2T1">
        <draw:frame draw:name="Google Shape;134;p23" presentation:style-name="pr7" draw:text-style-name="P8" draw:layer="layout" svg:width="21.514cm" svg:height="2.12cm" svg:x="1.058cm" svg:y="1.411cm" presentation:class="title" presentation:user-transformed="true">
          <draw:text-box>
            <text:p text:style-name="P1"><text:span text:style-name="T14">Future works</text:span></text:p>
          </draw:text-box>
        </draw:frame>
        <draw:frame draw:name="Google Shape;135;p23" presentation:style-name="pr8" draw:text-style-name="P11" draw:layer="layout" svg:width="21.514cm" svg:height="12.652cm" svg:x="1.078cm" svg:y="4.798cm" presentation:class="outline" presentation:user-transformed="true">
          <draw:text-box>
            <text:list text:style-name="L9">
              <text:list-item>
                <text:p text:style-name="P9"><text:span text:style-name="T15">Clean up the tree to create a pull request to upstream</text:span></text:p>
              </text:list-item>
            </text:list>
            <text:list text:style-name="L10">
              <text:list-item>
                <text:list>
                  <text:list-item>
                    <text:p text:style-name="P10"><text:span text:style-name="T15">In sync with VM runtime of CRI-O</text:span></text:p>
                  </text:list-item>
                </text:list>
              </text:list-item>
            </text:list>
            <text:p text:style-name="P15"><text:span text:style-name="T15"/></text:p>
            <text:list text:continue-numbering="true" text:style-name="L10">
              <text:list-item>
                <text:p text:style-name="P12"><text:span text:style-name="T15">Missing features</text:span></text:p>
                <text:list>
                  <text:list-item>
                    <text:p text:style-name="P16"><text:span text:style-name="T15">attach, exec, etc.</text:span></text:p>
                  </text:list-item>
                </text:list>
              </text:list-item>
            </text:list>
            <text:p text:style-name="P15"><text:span text:style-name="T15"/></text:p>
            <text:list text:continue-numbering="true" text:style-name="L10">
              <text:list-item>
                <text:p text:style-name="P12"><text:span text:style-name="T15">Similar work for rktlet (?)</text:span></text:p>
              </text:list-item>
            </text:list>
            <text:p text:style-name="P13"><text:span text:style-name="T15"/></text:p>
          </draw:text-box>
        </draw:frame>
        <presentation:notes draw:style-name="dp2">
          <draw:page-thumbnail draw:name="Google Shape;131;g4e15f82ee9_0_48:notes" draw:style-name="gr1" draw:layer="layout" svg:width="12.699cm" svg:height="9.524cm" svg:x="3.176cm" svg:y="1.905cm" draw:page-number="13" presentation:class="page"/>
          <draw:frame draw:name="Google Shape;132;g4e15f82ee9_0_48:notes" presentation:style-name="pr9" draw:text-style-name="P4" draw:layer="layout" svg:width="15.239cm" svg:height="11.429cm" svg:x="1.905cm" svg:y="12.065cm" presentation:class="notes" presentation:user-transformed="true">
            <draw:text-box>
              <text:p text:style-name="P1"><text:span text:style-name="T3">Sub-title with content</text:span></text:p>
            </draw:text-box>
          </draw:frame>
        </presentation:notes>
      </draw:page>
      <draw:page draw:name="Thank you!" draw:style-name="dp1" draw:master-page-name="SECTION_5f_TITLE_5f_AND_5f_DESCRIPTION">
        <draw:frame draw:name="Google Shape;140;p24" presentation:style-name="pr5" draw:text-style-name="P6" draw:layer="layout" svg:width="11.671cm" svg:height="4.573cm" svg:x="1.058cm" svg:y="4.798cm" presentation:class="subtitle" presentation:user-transformed="true">
          <draw:text-box>
            <text:p text:style-name="P1"><text:span text:style-name="T28">Dongsu Park</text:span></text:p>
            <text:p text:style-name="P1"><text:span text:style-name="T29"/></text:p>
            <text:p text:style-name="P1"><text:span text:style-name="T30">Github: </text:span><text:span text:style-name="T31">dongsupark</text:span></text:p>
            <text:p text:style-name="P1"><text:span text:style-name="T30">Email: </text:span><text:span text:style-name="T31">dongsu@kinvolk.io</text:span></text:p>
            <text:p text:style-name="P1"><text:span text:style-name="T31"/></text:p>
            <text:p text:style-name="P25"><text:span text:style-name="T28">Kinvolk</text:span></text:p>
            <text:p text:style-name="P26"><text:span text:style-name="T30">Blog:</text:span><text:span text:style-name="T29"> </text:span><text:span text:style-name="T31">kinvolk.io/blog</text:span><text:span text:style-name="T31"><text:line-break/></text:span><text:span text:style-name="T30">Github: </text:span><text:span text:style-name="T31">kinvolk</text:span><text:span text:style-name="T31"><text:line-break/></text:span><text:span text:style-name="T30">Twitter: </text:span><text:span text:style-name="T31">kinvolkio</text:span><text:span text:style-name="T31"><text:line-break/></text:span><text:span text:style-name="T30">Email: </text:span><text:span text:style-name="T31">hello@kinvolk.io</text:span></text:p>
            <text:p text:style-name="P26"><text:span text:style-name="T31"/></text:p>
            <text:p text:style-name="P1"><text:span text:style-name="T9"/></text:p>
          </draw:text-box>
        </draw:frame>
        <draw:frame draw:name="Google Shape;141;p24" presentation:style-name="pr4" draw:text-style-name="P5" draw:layer="layout" svg:width="14.834cm" svg:height="2.815cm" svg:x="1.058cm" svg:y="1.693cm" presentation:class="title" presentation:user-transformed="true">
          <draw:text-box>
            <text:p text:style-name="P1"><text:span text:style-name="T4">Thank you!</text:span></text:p>
          </draw:text-box>
        </draw:frame>
        <presentation:notes draw:style-name="dp2">
          <draw:page-thumbnail draw:name="Google Shape;137;g2bf450c6b3_0_55:notes" draw:style-name="gr1" draw:layer="layout" svg:width="12.699cm" svg:height="9.524cm" svg:x="3.176cm" svg:y="1.905cm" draw:page-number="14" presentation:class="page"/>
          <draw:frame draw:name="Google Shape;138;g2bf450c6b3_0_55:notes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1"><text:span text:style-name="T3">Thank you page with contact info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Open Sans ExtraBold" svg:font-family="'Open Sans ExtraBold'"/>
    <style:font-face style:name="Open Sans Light" svg:font-family="'Open Sans Light'"/>
    <style:font-face style:name="Open Sans SemiBold" svg:font-family="'Open Sans SemiBold'"/>
    <style:font-face style:name="Overpass" svg:font-family="Overpass"/>
    <style:font-face style:name="Overpass ExtraLight" svg:font-family="'Overpass ExtraLight'"/>
    <style:font-face style:name="Overpass Light" svg:font-family="'Overpass Light'"/>
    <style:font-face style:name="Overpass SemiBold" svg:font-family="'Overpass SemiBold'"/>
    <style:font-face style:name="Roboto Mono Light" svg:font-family="'Roboto Mon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background" style:display-name="CUSTOM_3-background" style:family="presentation">
      <style:graphic-properties draw:stroke="none" draw:fill="solid" draw:fill-color="#ffffff"/>
      <style:text-properties style:letter-kerning="true"/>
    </style:style>
    <style:style style:name="CUSTOM_5f_3-backgroundobjects" style:display-name="CUSTOM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-notes" style:display-name="CUSTOM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-outline1" style:display-name="CUSTOM_3-outline1" style:family="presentation">
      <style:graphic-properties draw:stroke="none" draw:fill="none" draw:auto-grow-height="false" draw:fit-to-size="shrink-to-fit" style:shrink-to-fit="true">
        <text:list-style style:name="CUSTOM_5f_3-outline1" style:display-name="CUSTOM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outline2" style:display-name="CUSTOM_3-outline2" style:family="presentation" style:parent-style-name="CUSTOM_5f_3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3" style:display-name="CUSTOM_3-outline3" style:family="presentation" style:parent-style-name="CUSTOM_5f_3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4" style:display-name="CUSTOM_3-outline4" style:family="presentation" style:parent-style-name="CUSTOM_5f_3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5" style:display-name="CUSTOM_3-outline5" style:family="presentation" style:parent-style-name="CUSTOM_5f_3-outline4">
      <style:paragraph-properties fo:margin-top="0.1cm" fo:margin-bottom="0cm"/>
      <style:text-properties fo:font-size="20pt" style:font-size-asian="20pt" style:font-size-complex="20pt"/>
    </style:style>
    <style:style style:name="CUSTOM_5f_3-outline6" style:display-name="CUSTOM_3-outline6" style:family="presentation" style:parent-style-name="CUSTOM_5f_3-outline5">
      <style:paragraph-properties fo:margin-top="0.1cm" fo:margin-bottom="0cm"/>
      <style:text-properties fo:font-size="20pt" style:font-size-asian="20pt" style:font-size-complex="20pt"/>
    </style:style>
    <style:style style:name="CUSTOM_5f_3-outline7" style:display-name="CUSTOM_3-outline7" style:family="presentation" style:parent-style-name="CUSTOM_5f_3-outline6">
      <style:paragraph-properties fo:margin-top="0.1cm" fo:margin-bottom="0cm"/>
      <style:text-properties fo:font-size="20pt" style:font-size-asian="20pt" style:font-size-complex="20pt"/>
    </style:style>
    <style:style style:name="CUSTOM_5f_3-outline8" style:display-name="CUSTOM_3-outline8" style:family="presentation" style:parent-style-name="CUSTOM_5f_3-outline7">
      <style:paragraph-properties fo:margin-top="0.1cm" fo:margin-bottom="0cm"/>
      <style:text-properties fo:font-size="20pt" style:font-size-asian="20pt" style:font-size-complex="20pt"/>
    </style:style>
    <style:style style:name="CUSTOM_5f_3-outline9" style:display-name="CUSTOM_3-outline9" style:family="presentation" style:parent-style-name="CUSTOM_5f_3-outline8">
      <style:paragraph-properties fo:margin-top="0.1cm" fo:margin-bottom="0cm"/>
      <style:text-properties fo:font-size="20pt" style:font-size-asian="20pt" style:font-size-complex="20pt"/>
    </style:style>
    <style:style style:name="CUSTOM_5f_3-subtitle" style:display-name="CUSTOM_3-subtitle" style:family="presentation">
      <style:graphic-properties draw:stroke="none" draw:fill="none" draw:textarea-vertical-align="middle">
        <text:list-style style:name="CUSTOM_5f_3-subtitle" style:display-name="CUSTOM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-title" style:display-name="CUSTOM_3-title" style:family="presentation">
      <style:graphic-properties draw:stroke="none" draw:fill="none" draw:textarea-vertical-align="middle">
        <text:list-style style:name="CUSTOM_5f_3-title" style:display-name="CUSTOM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09bac8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9bac8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4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CUSTOM_5f_3-backgroundobjects">
      <style:graphic-properties draw:stroke="none" draw:fill="none" draw:fill-color="#ffffff" draw:auto-grow-height="false" fo:min-height="1.27cm"/>
    </style:style>
    <style:style style:name="Mpr8" style:family="presentation" style:parent-style-name="CUSTOM_5f_3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0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9;p2" draw:style-name="Mgr3" draw:text-style-name="MP5" draw:layer="backgroundobjects" svg:width="33.866cm" svg:height="19.049cm" svg:x="0cm" svg:y="0cm">
        <draw:image xlink:href="Pictures/1000020100000780000004388D845D67F158367E.png" xlink:type="simple" xlink:show="embed" xlink:actuate="onLoad">
          <text:p/>
        </draw:image>
      </draw:frame>
      <draw:frame draw:name="Google Shape;10;p2" presentation:style-name="TITLE-title" draw:layer="backgroundobjects" svg:width="19.7cm" svg:height="6.622cm" svg:x="4.474cm" svg:y="8.998cm" presentation:class="title" presentation:placeholder="true" presentation:user-transformed="true">
        <draw:text-box/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frame draw:name="Google Shape;39;p10" draw:style-name="Mgr3" draw:text-style-name="MP5" draw:layer="backgroundobjects" svg:width="33.866cm" svg:height="19.049cm" svg:x="-6.01cm" svg:y="0cm">
        <draw:image xlink:href="Pictures/10000201000007800000043816D8F24CBAA8DD9F.png" xlink:type="simple" xlink:show="embed" xlink:actuate="onLoad">
          <text:p/>
        </draw:image>
      </draw:frame>
      <draw:frame draw:name="Google Shape;40;p10" presentation:style-name="SECTION_5f_TITLE_5f_AND_5f_DESCRIPTION-title" draw:layer="backgroundobjects" svg:width="14.834cm" svg:height="2.815cm" svg:x="1.058cm" svg:y="1.693cm" presentation:class="title" presentation:placeholder="true" presentation:user-transformed="true">
        <draw:text-box/>
      </draw:frame>
      <draw:frame presentation:style-name="SECTION_5f_TITLE_5f_AND_5f_DESCRIPTION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ECTION_5f_TITLE_5f_AND_5f_DESCRIPTION-title" draw:layer="backgroundobjects" svg:width="12.699cm" svg:height="9.524cm" svg:x="3.175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9;p5" draw:style-name="Mgr3" draw:text-style-name="MP5" draw:layer="backgroundobjects" svg:width="33.866cm" svg:height="19.049cm" svg:x="-8.467cm" svg:y="0cm">
        <draw:image xlink:href="Pictures/100002010000078000000438E60E16E88CC186A3.png" xlink:type="simple" xlink:show="embed" xlink:actuate="onLoad">
          <text:p/>
        </draw:image>
      </draw:frame>
      <draw:frame draw:name="Google Shape;20;p5" presentation:style-name="TITLE_5f_AND_5f_BODY-title" draw:layer="backgroundobjects" svg:width="21.514cm" svg:height="2.12cm" svg:x="1.058cm" svg:y="1.411cm" presentation:class="title" presentation:placeholder="true" presentation:user-transformed="true">
        <draw:text-box/>
      </draw:frame>
      <draw:frame draw:name="Google Shape;21;p5" presentation:style-name="TITLE_5f_AND_5f_BODY-outline1" draw:layer="backgroundobjects" svg:width="21.514cm" svg:height="12.652cm" svg:x="1.078cm" svg:y="4.79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2.699cm" svg:height="9.524cm" svg:x="3.175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3" style:display-name="CUSTOM_3" style:page-layout-name="PM1" draw:style-name="Mdp1">
      <draw:frame draw:name="Google Shape;27;p7" draw:style-name="Mgr3" draw:text-style-name="MP5" draw:layer="backgroundobjects" svg:width="33.866cm" svg:height="19.049cm" svg:x="-8.467cm" svg:y="0cm">
        <draw:image xlink:href="Pictures/100002010000078000000438E60E16E88CC186A3.png" xlink:type="simple" xlink:show="embed" xlink:actuate="onLoad">
          <text:p/>
        </draw:image>
      </draw:frame>
      <draw:frame draw:name="Google Shape;28;p7" presentation:style-name="CUSTOM_5f_3-title" draw:layer="backgroundobjects" svg:width="21.343cm" svg:height="2.12cm" svg:x="0.866cm" svg:y="1.648cm" presentation:class="title" presentation:placeholder="true" presentation:user-transformed="true">
        <draw:text-box/>
      </draw:frame>
      <draw:custom-shape draw:name="Google Shape;29;p7" draw:style-name="Mgr4" draw:text-style-name="MP6" draw:layer="backgroundobjects" svg:width="23.476cm" svg:height="13.147cm" svg:x="1.07cm" svg:y="4.64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3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USTOM_5f_3-title" draw:layer="backgroundobjects" svg:width="12.699cm" svg:height="9.524cm" svg:x="3.175cm" svg:y="1.93cm" presentation:class="page"/>
        <draw:frame presentation:style-name="CUSTOM_5f_3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2">
      <draw:frame draw:name="Google Shape;13;p3" draw:style-name="Mgr3" draw:text-style-name="MP5" draw:layer="backgroundobjects" svg:width="33.866cm" svg:height="19.049cm" svg:x="-8.467cm" svg:y="0cm">
        <draw:image xlink:href="Pictures/100002010000078000000438E60E16E88CC186A3.png" xlink:type="simple" xlink:show="embed" xlink:actuate="onLoad">
          <text:p/>
        </draw:image>
      </draw:frame>
      <draw:frame draw:name="Google Shape;14;p3" presentation:style-name="SECTION_5f_HEADER-title" draw:layer="backgroundobjects" svg:width="20.441cm" svg:height="3.117cm" svg:x="1.058cm" svg:y="7.966cm" presentation:class="title" presentation:placeholder="true" presentation:user-transformed="true">
        <draw:text-box/>
      </draw:frame>
      <draw:frame presentation:style-name="SECTION_5f_HEAD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2.699cm" svg:height="9.524cm" svg:x="3.175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8"/>
    <meta:generator>LibreOfficeDev/6.0.5.2$Linux_X86_64 LibreOffice_project/</meta:generator>
  </office:meta>
</office:document-meta>
</file>